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99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24.75pt"/>
    </style:style>
    <style:style style:name="co11" style:family="table-column">
      <style:table-column-properties fo:break-before="auto" style:column-width="46.49pt"/>
    </style:style>
    <style:style style:name="co12" style:family="table-column">
      <style:table-column-properties fo:break-before="auto" style:column-width="56.24pt"/>
    </style:style>
    <style:style style:name="co13" style:family="table-column">
      <style:table-column-properties fo:break-before="auto" style:column-width="356.8pt"/>
    </style:style>
    <style:style style:name="co14" style:family="table-column">
      <style:table-column-properties fo:break-before="auto" style:column-width="217.5pt"/>
    </style:style>
    <style:style style:name="co15" style:family="table-column">
      <style:table-column-properties fo:break-before="auto" style:column-width="298.4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8fb98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/>
      <style:text-properties fo:color="#ff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7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8fb98" fo:border="0.06pt solid #000000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0">
      <style:table-cell-properties fo:background-color="transparent" style:vertical-align="top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top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 style:vertical-align="top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98fb98" style:text-align-source="fix" style:repeat-content="false" style:vertical-align="top"/>
      <style:paragraph-properties fo:text-align="center"/>
    </style:style>
    <style:style style:name="ce28" style:family="table-cell" style:parent-style-name="Default" style:data-style-name="N0">
      <style:table-cell-properties fo:background-color="transparent" style:vertical-align="top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98fb98" fo:border="0.06pt solid #000000" style:vertical-align="top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 style:vertical-align="top"/>
      <style:text-properties fo:color="#ff0000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wrap-option="wrap" style:vertical-align="top"/>
    </style:style>
    <style:style style:name="ce36" style:family="table-cell" style:parent-style-name="Default" style:data-style-name="N0">
      <style:table-cell-properties fo:background-color="transparent" style:vertical-align="top"/>
    </style:style>
    <style:style style:name="ce3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print_01_Backlog.A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message-type="stop" table:display="true"/>
        </table:content-validation>
        <table:content-validation table:name="val2" table:condition="of:cell-content-is-in-list([Sprint_02_Backlog.$A$24:.$A$105])" table:allow-empty-cell="true" table:display-list="unsorted" table:base-cell-address="Product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3" table:condition="of:cell-content-is-in-list([Sprint_02_Backlog.$G$5:.$G$8])" table:allow-empty-cell="true" table:display-list="unsorted" table:base-cell-address="Product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4" table:base-cell-address="Sprint_01_Backlog.A1">
          <table:help-message table:title="Task Description" table:display="true"/>
          <table:error-message table:message-type="stop" table:display="true"/>
        </table:content-validation>
        <table:content-validation table:name="val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Sprint_01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 <text:s text:c="2"/>Select "Completed Day 1" if finished on the first day, and</text:p>
            <text:p> <text:s text:c="2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base-cell-address="Sprint_01_Backlog.A1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7" table:base-cell-address="Sprint_01_Backlog.A1">
          <table:error-message table:message-type="stop" table:display="true"/>
        </table:content-validation>
        <table:content-validation table:name="val8" table:base-cell-address="Sprint_01_Backlog.A1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9" table:base-cell-address="Sprint_01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10" table:base-cell-address="Sprint_01_Backlog.A1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11" table:base-cell-address="Sprint_01_Backlog.A1">
          <table:help-message table:title="Required Sprint" table:display="true"/>
          <table:error-message table:message-type="stop" table:display="true"/>
        </table:content-validation>
        <table:content-validation table:name="val12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Sprint_01_Backlog.A1">
          <table:help-message table:title="Estimate" table:display="true"/>
          <table:error-message table:message-type="stop" table:display="true"/>
        </table:content-validation>
        <table:content-validation table:name="val13" table:condition="of:cell-content-is-in-list(&quot;1&quot;;&quot;2&quot;;&quot;3&quot;;&quot;4&quot;;&quot;5&quot;;&quot;6&quot;)" table:allow-empty-cell="true" table:display-list="unsorted" table:base-cell-address="Sprint_01_Backlog.A1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4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Sprint_01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5" table:base-cell-address="Sprint_01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6" table:base-cell-address="Sprint_01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7" table:condition="of:cell-content-is-in-list([Product_Backlog.$A$24:.$A$105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8" table:condition="of:cell-content-is-in-list([Product_Backlog.$G$5:.$G$8])" table:allow-empty-cell="true" table:display-list="unsorted" table:base-cell-address="Sprint_02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9" table:condition="of:cell-content-is-in-list([Product_Backlog.$A$24:.$A$105])" table:allow-empty-cell="true" table:display-list="unsorted" table:base-cell-address="Sprint_03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0" table:condition="of:cell-content-is-in-list([Product_Backlog.$G$5:.$G$8])" table:allow-empty-cell="true" table:display-list="unsorted" table:base-cell-address="Sprint_03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Product_Backlog.$A$24:.$A$105])" table:allow-empty-cell="true" table:display-list="unsorted" table:base-cell-address="Sprint_04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Product_Backlog.$G$5:.$G$8])" table:allow-empty-cell="true" table:display-list="unsorted" table:base-cell-address="Sprint_04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condition="of:cell-content-is-in-list([Product_Backlog.$A$24:.$A$105])" table:allow-empty-cell="true" table:display-list="unsorted" table:base-cell-address="Sprint_05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4" table:condition="of:cell-content-is-in-list([Product_Backlog.$G$5:.$G$8])" table:allow-empty-cell="true" table:display-list="unsorted" table:base-cell-address="Sprint_05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5" table:condition="of:cell-content-is-in-list([Product_Backlog.$A$24:.$A$105])" table:allow-empty-cell="true" table:display-list="unsorted" table:base-cell-address="Sprint_06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6" table:condition="of:cell-content-is-in-list([Product_Backlog.$G$5:.$G$8])" table:allow-empty-cell="true" table:display-list="unsorted" table:base-cell-address="Sprint_06_Backlog.C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Sprint_01_Backlog" table:style-name="ta1">
        <table:shapes>
          <draw:frame draw:z-index="0" draw:name="Chart 1" draw:style-name="gr1" svg:width="295.37pt" svg:height="146.07pt" svg:x="321.76pt" svg:y="35.09pt">
            <loext:p draw:notify-on-update-of-ranges="Sprint_01_Backlog.B7:Sprint_01_Backlog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0-19" calcext:value-type="date">
            <text:p>Oct 19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0-26" calcext:value-type="date">
            <text:p>Oct 26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4" calcext:value-type="float">
            <text:p>4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4" calcext:value-type="float">
            <text:p>4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4" calcext:value-type="float">
            <text:p>4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4" calcext:value-type="float">
            <text:p>4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4" calcext:value-type="float">
            <text:p>4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4" calcext:value-type="float">
            <text:p>4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4" calcext:value-type="float">
            <text:p>4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2" office:value-type="string" calcext:value-type="string">
            <text:p>CF</text:p>
          </table:table-cell>
          <table:table-cell table:style-name="ce7" table:content-validation-name="val3" office:value-type="string" calcext:value-type="string">
            <text:p>JB</text:p>
          </table:table-cell>
          <table:table-cell table:style-name="ce7" office:value-type="string" calcext:value-type="string">
            <text:p>Create Ice Cream Flavo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2" office:value-type="string" calcext:value-type="string">
            <text:p>CC</text:p>
          </table:table-cell>
          <table:table-cell table:style-name="ce7" table:content-validation-name="val3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Create Ice Cream Contain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2" office:value-type="string" calcext:value-type="string">
            <text:p>CT</text:p>
          </table:table-cell>
          <table:table-cell table:style-name="ce7" table:content-validation-name="val3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Create Ice Cream Topping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2" office:value-type="string" calcext:value-type="string">
            <text:p>GUI</text:p>
          </table:table-cell>
          <table:table-cell table:style-name="ce7" table:content-validation-name="val3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Create GUI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2"/>
          <table:table-cell table:style-name="ce7" table:content-validation-name="val3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_Backlog" table:style-name="ta2">
        <table:shapes>
          <draw:frame draw:z-index="0" draw:name="Chart 1" draw:style-name="gr1" svg:width="453.69pt" svg:height="225.64pt" svg:x="717.93pt" svg:y="21pt">
            <loext:p draw:notify-on-update-of-ranges="Product_Backlog.A12:Product_Backlog.A18 Product_Backlog.B12:Product_Backlog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number-columns-repeated="1013" table:default-cell-style-name="ce12"/>
        <table:table-column table:style-name="co6" table:default-cell-style-name="ce12"/>
        <table:table-row table:style-name="ro1">
          <table:table-cell office:value-type="string" calcext:value-type="string">
            <text:p>Product Name:</text:p>
          </table:table-cell>
          <table:table-cell table:style-name="ce19" table:content-validation-name="val7" office:value-type="string" calcext:value-type="string" table:number-columns-spanned="5" table:number-rows-spanned="1">
            <text:p>MICE Manager</text:p>
          </table:table-cell>
          <table:covered-table-cell table:number-columns-repeated="4"/>
          <table:table-cell table:style-name="ce17"/>
          <table:table-cell table:style-name="ce33" office:value-type="string" calcext:value-type="string">
            <text:p>Complete Fields in Green!!!</text:p>
          </table:table-cell>
          <table:table-cell table:style-name="ce3"/>
          <table:table-cell table:style-name="ce36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7" table:content-validation-name="val8" office:value-type="string" calcext:value-type="string" table:number-columns-spanned="5" table:number-rows-spanned="1">
            <text:p>Bruno Technologies</text:p>
          </table:table-cell>
          <table:covered-table-cell table:number-columns-repeated="4"/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number-columns-repeated="2"/>
          <table:table-cell table:style-name="ce17" table:number-columns-repeated="7"/>
          <table:table-cell table:style-name="ce36" table:number-columns-repeated="1015"/>
        </table:table-row>
        <table:table-row table:style-name="ro2">
          <table:table-cell/>
          <table:table-cell table:style-name="ce17" office:value-type="string" calcext:value-type="string">
            <text:p>Team Member Name</text:p>
          </table:table-cell>
          <table:table-cell table:style-name="ce17" table:number-columns-repeated="4"/>
          <table:table-cell table:style-name="ce17" office:value-type="string" calcext:value-type="string">
            <text:p>Initials</text:p>
          </table:table-cell>
          <table:table-cell table:style-name="ce17" office:value-type="string" calcext:value-type="string">
            <text:p>Student ID</text:p>
          </table:table-cell>
          <table:table-cell table:style-name="ce17"/>
          <table:table-cell table:style-name="ce36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20" table:content-validation-name="val9" office:value-type="string" calcext:value-type="string" table:number-columns-spanned="5" table:number-rows-spanned="1">
            <text:p>Joseph Brewster</text:p>
          </table:table-cell>
          <table:covered-table-cell table:number-columns-repeated="4"/>
          <table:table-cell table:style-name="ce29" table:content-validation-name="val15" office:value-type="string" calcext:value-type="string">
            <text:p>JB</text:p>
          </table:table-cell>
          <table:table-cell table:style-name="ce29" table:content-validation-name="val16" office:value-type="float" office:value="1001049436" calcext:value-type="float">
            <text:p>1001049436</text:p>
          </table:table-cell>
          <table:table-cell table:style-name="ce17"/>
          <table:table-cell table:style-name="ce36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20" table:content-validation-name="val9" office:value-type="string" calcext:value-type="string" table:number-columns-spanned="5" table:number-rows-spanned="1">
            <text:p>Emily Knowles</text:p>
          </table:table-cell>
          <table:covered-table-cell table:number-columns-repeated="4"/>
          <table:table-cell table:style-name="ce29" table:content-validation-name="val15" office:value-type="string" calcext:value-type="string">
            <text:p>EK</text:p>
          </table:table-cell>
          <table:table-cell table:style-name="ce29" table:content-validation-name="val16" office:value-type="float" office:value="1001250974" calcext:value-type="float">
            <text:p>1001250974</text:p>
          </table:table-cell>
          <table:table-cell table:style-name="ce17"/>
          <table:table-cell table:style-name="ce36" table:number-columns-repeated="1015"/>
        </table:table-row>
        <table:table-row table:style-name="ro2">
          <table:table-cell table:style-name="ce13"/>
          <table:table-cell table:style-name="ce21" table:content-validation-name="val9" table:number-columns-spanned="5" table:number-rows-spanned="1"/>
          <table:covered-table-cell table:number-columns-repeated="4"/>
          <table:table-cell table:style-name="ce30" table:content-validation-name="val15"/>
          <table:table-cell table:style-name="ce30" table:content-validation-name="val16"/>
          <table:table-cell table:style-name="ce17"/>
          <table:table-cell table:style-name="ce36" table:number-columns-repeated="1015"/>
        </table:table-row>
        <table:table-row table:style-name="ro2">
          <table:table-cell table:style-name="ce13"/>
          <table:table-cell table:style-name="ce21" table:content-validation-name="val9" table:number-columns-spanned="5" table:number-rows-spanned="1"/>
          <table:covered-table-cell table:number-columns-repeated="4"/>
          <table:table-cell table:style-name="ce30" table:content-validation-name="val15"/>
          <table:table-cell table:style-name="ce30" table:content-validation-name="val16"/>
          <table:table-cell table:style-name="ce17"/>
          <table:table-cell table:style-name="ce36" table:number-columns-repeated="1015"/>
        </table:table-row>
        <table:table-row table:style-name="ro1">
          <table:table-cell table:style-name="ce14"/>
          <table:table-cell table:style-name="ce22" office:value-type="string" calcext:value-type="string">
            <text:p>Note: Teams MUST be approved by the Professor (NOT TA) in advance</text:p>
          </table:table-cell>
          <table:table-cell table:style-name="ce17" table:number-columns-repeated="7"/>
          <table:table-cell table:style-name="ce36" table:number-columns-repeated="1015"/>
        </table:table-row>
        <table:table-row table:style-name="ro2">
          <table:table-cell table:number-columns-repeated="6"/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5" office:value-type="string" calcext:value-type="string">
            <text:p>Sprint #</text:p>
          </table:table-cell>
          <table:table-cell table:style-name="ce23" office:value-type="string" calcext:value-type="string">
            <text:p>Remaining</text:p>
          </table:table-cell>
          <table:table-cell table:style-name="ce24" office:value-type="string" calcext:value-type="string">
            <text:p>Completed This Sprint</text:p>
          </table:table-cell>
          <table:table-cell table:style-name="ce17" table:number-columns-repeated="2"/>
          <table:table-cell table:style-name="ce17" office:value-type="string" calcext:value-type="string">
            <text:p>Comment</text:p>
          </table:table-cell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style-name="ce17" table:formula="of:=COUNT([.B24:.B131])" office:value-type="float" office:value="37" calcext:value-type="float">
            <text:p>37</text:p>
          </table:table-cell>
          <table:table-cell table:style-name="ce24"/>
          <table:table-cell table:style-name="ce17"/>
          <table:table-cell table:style-name="ce25" office:value-type="string" calcext:value-type="string">
            <text:p>Total</text:p>
          </table:table-cell>
          <table:table-cell table:style-name="ce17" office:value-type="string" calcext:value-type="string">
            <text:p>Total number of features (in column H)</text:p>
          </table:table-cell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7" table:formula="of:=[.B12]-[.C13]" office:value-type="float" office:value="33" calcext:value-type="float">
            <text:p>33</text:p>
          </table:table-cell>
          <table:table-cell table:style-name="ce24" table:formula="of:=COUNTIF([.F$24:.F$105];&quot;Finished in Sprint 1&quot;)" office:value-type="float" office:value="4" calcext:value-type="float">
            <text:p>4</text:p>
          </table:table-cell>
          <table:table-cell table:style-name="ce17"/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Total features left at the end of Sprint #1</text:p>
          </table:table-cell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7" table:formula="of:=[.B13]-[.C14]" office:value-type="float" office:value="25" calcext:value-type="float">
            <text:p>25</text:p>
          </table:table-cell>
          <table:table-cell table:style-name="ce24" table:formula="of:=COUNTIF([.F$24:.F$105];&quot;Finished in Sprint 2&quot;)" office:value-type="float" office:value="8" calcext:value-type="float">
            <text:p>8</text:p>
          </table:table-cell>
          <table:table-cell table:style-name="ce17"/>
          <table:table-cell table:style-name="ce25" office:value-type="float" office:value="2" calcext:value-type="float">
            <text:p>2</text:p>
          </table:table-cell>
          <table:table-cell table:style-name="ce17" office:value-type="string" calcext:value-type="string">
            <text:p>Total features left at the end of Sprint #2</text:p>
          </table:table-cell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7" table:formula="of:=[.B14]-[.C15]" office:value-type="float" office:value="18" calcext:value-type="float">
            <text:p>18</text:p>
          </table:table-cell>
          <table:table-cell table:style-name="ce24" table:formula="of:=COUNTIF([.F$24:.F$105];&quot;Finished in Sprint 3&quot;)" office:value-type="float" office:value="7" calcext:value-type="float">
            <text:p>7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style-name="ce17" office:value-type="string" calcext:value-type="string">
            <text:p>...and so on</text:p>
          </table:table-cell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7" table:formula="of:=[.B15]-[.C16]" office:value-type="float" office:value="13" calcext:value-type="float">
            <text:p>13</text:p>
          </table:table-cell>
          <table:table-cell table:style-name="ce24" table:formula="of:=COUNTIF([.F$24:.F$105];&quot;Finished in Sprint 4&quot;)" office:value-type="float" office:value="5" calcext:value-type="float">
            <text:p>5</text:p>
          </table:table-cell>
          <table:table-cell table:style-name="ce17"/>
          <table:table-cell table:style-name="ce25"/>
          <table:table-cell table:style-name="ce28"/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7" table:formula="of:=[.B16]-[.C17]" office:value-type="float" office:value="13" calcext:value-type="float">
            <text:p>13</text:p>
          </table:table-cell>
          <table:table-cell table:style-name="ce24" table:formula="of:=COUNTIF([.F$24:.F$105];&quot;Finished in Sprint 5&quot;)" office:value-type="float" office:value="0" calcext:value-type="float">
            <text:p>0</text:p>
          </table:table-cell>
          <table:table-cell table:style-name="ce17"/>
          <table:table-cell table:style-name="ce25"/>
          <table:table-cell table:style-name="ce17" table:number-columns-repeated="4"/>
          <table:table-cell table:style-name="ce36" table:number-columns-repeated="1015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17" table:formula="of:=[.B17]-[.C18]" office:value-type="float" office:value="13" calcext:value-type="float">
            <text:p>13</text:p>
          </table:table-cell>
          <table:table-cell table:style-name="ce24" table:formula="of:=COUNTIF([.F$24:.F$105];&quot;Finished in Sprint 6&quot;)" office:value-type="float" office:value="0" calcext:value-type="float">
            <text:p>0</text:p>
          </table:table-cell>
          <table:table-cell table:style-name="ce17"/>
          <table:table-cell table:style-name="ce25"/>
          <table:table-cell table:style-name="ce17" table:number-columns-repeated="4"/>
          <table:table-cell table:style-name="ce36" table:number-columns-repeated="1015"/>
        </table:table-row>
        <table:table-row table:style-name="ro2">
          <table:table-cell/>
          <table:table-cell table:style-name="ce17" table:number-columns-repeated="8"/>
          <table:table-cell table:style-name="ce36" table:number-columns-repeated="1015"/>
        </table:table-row>
        <table:table-row table:style-name="ro2">
          <table:table-cell/>
          <table:table-cell table:style-name="ce17" table:number-columns-repeated="5"/>
          <table:table-cell table:style-name="ce3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17" table:number-columns-repeated="2"/>
          <table:table-cell table:style-name="ce36" table:number-columns-repeated="1015"/>
        </table:table-row>
        <table:table-row table:style-name="ro2">
          <table:table-cell table:style-name="ce17" table:number-columns-repeated="6"/>
          <table:table-cell table:style-name="ce17" office:value-type="string" calcext:value-type="string">
            <text:p>Additional features may be proposed by the student but must be approved by the Product Owner in writing</text:p>
          </table:table-cell>
          <table:table-cell table:style-name="ce17" table:number-columns-repeated="2"/>
          <table:table-cell table:style-name="ce36" table:number-columns-repeated="1015"/>
        </table:table-row>
        <table:table-row table:style-name="ro2">
          <table:table-cell table:style-name="ce17" table:number-columns-repeated="4"/>
          <table:table-cell table:style-name="ce26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17" table:number-columns-repeated="3"/>
          <table:table-cell table:style-name="ce36" table:number-columns-repeated="1015"/>
        </table:table-row>
        <table:table-row table:style-name="ro2">
          <table:table-cell table:style-name="ce18" office:value-type="string" calcext:value-type="string">
            <text:p>Feature ID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Required</text:p>
          </table:table-cell>
          <table:table-cell table:style-name="ce18" office:value-type="string" calcext:value-type="string">
            <text:p>Est</text:p>
          </table:table-cell>
          <table:table-cell table:style-name="ce18" office:value-type="string" calcext:value-type="string">
            <text:p>Planned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As a...</text:p>
          </table:table-cell>
          <table:table-cell table:style-name="ce18" office:value-type="string" calcext:value-type="string">
            <text:p>I want to...</text:p>
          </table:table-cell>
          <table:table-cell table:style-name="ce18" office:value-type="string" calcext:value-type="string">
            <text:p>So that I can…</text:p>
          </table:table-cell>
          <table:table-cell table:style-name="ce18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F</text:p>
          </table:table-cell>
          <table:table-cell table:style-name="ce16" table:content-validation-name="val10" office:value-type="float" office:value="1" calcext:value-type="float">
            <text:p>1</text:p>
          </table:table-cell>
          <table:table-cell table:style-name="ce16" table:content-validation-name="val11" office:value-type="float" office:value="1" calcext:value-type="float">
            <text:p>1</text:p>
          </table:table-cell>
          <table:table-cell table:style-name="ce16" table:content-validation-name="val12" office:value-type="float" office:value="13" calcext:value-type="float">
            <text:p>13</text:p>
          </table:table-cell>
          <table:table-cell table:style-name="ce27" table:content-validation-name="val13" office:value-type="float" office:value="1" calcext:value-type="float">
            <text:p>1</text:p>
          </table:table-cell>
          <table:table-cell table:style-name="ce27" table:content-validation-name="val14" office:value-type="string" calcext:value-type="string">
            <text:p>Finished in Sprint 1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reate a new ice cream flavor</text:p>
          </table:table-cell>
          <table:table-cell table:style-name="ce35" office:value-type="string" calcext:value-type="string">
            <text:p>Stock and sell dairy products</text:p>
          </table:table-cell>
          <table:table-cell table:style-name="ce35" office:value-type="string" calcext:value-type="string">
            <text:p>picture not yet required, just test the classes here w/o GU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</text:p>
          </table:table-cell>
          <table:table-cell table:style-name="ce16" table:content-validation-name="val10" office:value-type="float" office:value="2" calcext:value-type="float">
            <text:p>2</text:p>
          </table:table-cell>
          <table:table-cell table:style-name="ce16" table:content-validation-name="val11" office:value-type="float" office:value="1" calcext:value-type="float">
            <text:p>1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1" calcext:value-type="float">
            <text:p>1</text:p>
          </table:table-cell>
          <table:table-cell table:style-name="ce27" table:content-validation-name="val14" office:value-type="string" calcext:value-type="string">
            <text:p>Finished in Sprint 1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reate a new container</text:p>
          </table:table-cell>
          <table:table-cell table:style-name="ce35" office:value-type="string" calcext:value-type="string">
            <text:p>Stock and sell dairy products</text:p>
          </table:table-cell>
          <table:table-cell table:style-name="ce35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</text:p>
          </table:table-cell>
          <table:table-cell table:style-name="ce16" table:content-validation-name="val10" office:value-type="float" office:value="3" calcext:value-type="float">
            <text:p>3</text:p>
          </table:table-cell>
          <table:table-cell table:style-name="ce16" table:content-validation-name="val11" office:value-type="float" office:value="1" calcext:value-type="float">
            <text:p>1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1" calcext:value-type="float">
            <text:p>1</text:p>
          </table:table-cell>
          <table:table-cell table:style-name="ce27" table:content-validation-name="val14" office:value-type="string" calcext:value-type="string">
            <text:p>Finished in Sprint 1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reate a new topping</text:p>
          </table:table-cell>
          <table:table-cell table:style-name="ce35" office:value-type="string" calcext:value-type="string">
            <text:p>Stock and sell better dairy products</text:p>
          </table:table-cell>
          <table:table-cell table:style-name="ce35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GUI</text:p>
          </table:table-cell>
          <table:table-cell table:style-name="ce16" table:content-validation-name="val10" office:value-type="float" office:value="4" calcext:value-type="float">
            <text:p>4</text:p>
          </table:table-cell>
          <table:table-cell table:style-name="ce16" table:content-validation-name="val11" office:value-type="float" office:value="1" calcext:value-type="float">
            <text:p>1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1" calcext:value-type="float">
            <text:p>1</text:p>
          </table:table-cell>
          <table:table-cell table:style-name="ce27" table:content-validation-name="val14" office:value-type="string" calcext:value-type="string">
            <text:p>Finished in Sprint 1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Use a GUI instead of a terminal</text:p>
          </table:table-cell>
          <table:table-cell table:style-name="ce35" office:value-type="string" calcext:value-type="string">
            <text:p>Reduce training costs</text:p>
          </table:table-cell>
          <table:table-cell table:style-name="ce35" office:value-type="string" calcext:value-type="string">
            <text:p>This is the main window, with menu bar, tool bar, and optionally status ba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GUI</text:p>
          </table:table-cell>
          <table:table-cell table:style-name="ce16" table:content-validation-name="val10" office:value-type="float" office:value="5" calcext:value-type="float">
            <text:p>5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13" calcext:value-type="float">
            <text:p>13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Use dialogs to create items</text:p>
          </table:table-cell>
          <table:table-cell table:style-name="ce35" office:value-type="string" calcext:value-type="string">
            <text:p>Reduce training costs</text:p>
          </table:table-cell>
          <table:table-cell table:style-name="ce35" office:value-type="string" calcext:value-type="string">
            <text:p>One dialog should server for all items with minor variat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</text:p>
          </table:table-cell>
          <table:table-cell table:style-name="ce16" table:content-validation-name="val10" office:value-type="float" office:value="6" calcext:value-type="float">
            <text:p>6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Server</text:p>
          </table:table-cell>
          <table:table-cell table:style-name="ce34" office:value-type="string" calcext:value-type="string">
            <text:p>Create a serving of ice cream in a container with toppings</text:p>
          </table:table-cell>
          <table:table-cell table:style-name="ce35" office:value-type="string" calcext:value-type="string">
            <text:p>Create dairy products to sell</text:p>
          </table:table-cell>
          <table:table-cell table:style-name="ce35" office:value-type="string" calcext:value-type="string">
            <text:p>Pick a container, 1-N scoop flavors, and 0-N toppings via one or more dialogs, instance a serving object, and push on a vecto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</text:p>
          </table:table-cell>
          <table:table-cell table:style-name="ce16" table:content-validation-name="val10" office:value-type="float" office:value="7" calcext:value-type="float">
            <text:p>7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Customer</text:p>
          </table:table-cell>
          <table:table-cell table:style-name="ce34" office:value-type="string" calcext:value-type="string">
            <text:p>Show the components of a serving (container, scoops, and toppings) for verification</text:p>
          </table:table-cell>
          <table:table-cell table:style-name="ce35" office:value-type="string" calcext:value-type="string">
            <text:p>Ensure my order was taken correctly</text:p>
          </table:table-cell>
          <table:table-cell table:style-name="ce35" office:value-type="string" calcext:value-type="string">
            <text:p>This is effectively a to_string method to a dialog with confirm or start over butt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TM</text:p>
          </table:table-cell>
          <table:table-cell table:style-name="ce16" table:content-validation-name="val10" office:value-type="float" office:value="8" calcext:value-type="float">
            <text:p>8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3" calcext:value-type="float">
            <text:p>3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reate a new server</text:p>
          </table:table-cell>
          <table:table-cell table:style-name="ce35" office:value-type="string" calcext:value-type="string">
            <text:p>Staff the emporium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CB</text:p>
          </table:table-cell>
          <table:table-cell table:style-name="ce16" table:content-validation-name="val10" office:value-type="float" office:value="9" calcext:value-type="float">
            <text:p>9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2" calcext:value-type="float">
            <text:p>2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Server</text:p>
          </table:table-cell>
          <table:table-cell table:style-name="ce34" office:value-type="string" calcext:value-type="string">
            <text:p>Create a new beloved customer</text:p>
          </table:table-cell>
          <table:table-cell table:style-name="ce35" office:value-type="string" calcext:value-type="string">
            <text:p>Keep track of our customers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table:style-name="ce16" table:content-validation-name="val10" office:value-type="float" office:value="10" calcext:value-type="float">
            <text:p>10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13" calcext:value-type="float">
            <text:p>13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Server</text:p>
          </table:table-cell>
          <table:table-cell table:style-name="ce34" office:value-type="string" calcext:value-type="string">
            <text:p>Create an order of many servings of ice cream</text:p>
          </table:table-cell>
          <table:table-cell table:style-name="ce35" office:value-type="string" calcext:value-type="string">
            <text:p>Serve everyone in a customer party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CSB</text:p>
          </table:table-cell>
          <table:table-cell table:style-name="ce16" table:content-validation-name="val10" office:value-type="float" office:value="11" calcext:value-type="float">
            <text:p>11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1" calcext:value-type="float">
            <text:p>1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Customer</text:p>
          </table:table-cell>
          <table:table-cell table:style-name="ce34" office:value-type="string" calcext:value-type="string">
            <text:p>Create a serving of ice cream in a container with toppings</text:p>
          </table:table-cell>
          <table:table-cell table:style-name="ce35" office:value-type="string" calcext:value-type="string">
            <text:p>Self-order and not have to deal with people</text:p>
          </table:table-cell>
          <table:table-cell table:style-name="ce35" office:value-type="string" calcext:value-type="string">
            <text:p>This just enables the Customer role to do what the Server can do in defining a serving…</text:p>
          </table:table-cell>
          <table:table-cell table:style-name="ce37" table:number-columns-repeated="1014"/>
        </table:table-row>
        <table:table-row table:style-name="ro3">
          <table:table-cell office:value-type="string" calcext:value-type="string">
            <text:p>COB</text:p>
          </table:table-cell>
          <table:table-cell table:style-name="ce16" table:content-validation-name="val10" office:value-type="float" office:value="12" calcext:value-type="float">
            <text:p>12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6" table:content-validation-name="val12" office:value-type="float" office:value="1" calcext:value-type="float">
            <text:p>1</text:p>
          </table:table-cell>
          <table:table-cell table:style-name="ce27" table:content-validation-name="val13" office:value-type="float" office:value="2" calcext:value-type="float">
            <text:p>2</text:p>
          </table:table-cell>
          <table:table-cell table:style-name="ce27" table:content-validation-name="val14" office:value-type="string" calcext:value-type="string">
            <text:p>Finished in Sprint 2</text:p>
          </table:table-cell>
          <table:table-cell table:style-name="ce32" office:value-type="string" calcext:value-type="string">
            <text:p>Customer</text:p>
          </table:table-cell>
          <table:table-cell table:style-name="ce34" office:value-type="string" calcext:value-type="string">
            <text:p>Create an order of many servings of ice cream</text:p>
          </table:table-cell>
          <table:table-cell table:style-name="ce35" office:value-type="string" calcext:value-type="string">
            <text:p>Self-order and not have to deal with people</text:p>
          </table:table-cell>
          <table:table-cell table:style-name="ce35" office:value-type="string" calcext:value-type="string">
            <text:p>...and order</text:p>
          </table:table-cell>
          <table:table-cell table:style-name="ce37" table:number-columns-repeated="1014"/>
        </table:table-row>
        <table:table-row table:style-name="ro3">
          <table:table-cell office:value-type="string" calcext:value-type="string">
            <text:p>CE</text:p>
          </table:table-cell>
          <table:table-cell table:style-name="ce16" table:content-validation-name="val10" office:value-type="float" office:value="13" calcext:value-type="float">
            <text:p>13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reate an emporium that stocks items and maintains a cash register</text:p>
          </table:table-cell>
          <table:table-cell table:style-name="ce35" office:value-type="string" calcext:value-type="string">
            <text:p>Manage the emporium</text:p>
          </table:table-cell>
          <table:table-cell table:style-name="ce35" office:value-type="string" calcext:value-type="string">
            <text:p>This includes item stocks, server and customer lists, and the cash register</text:p>
          </table:table-cell>
          <table:table-cell table:style-name="ce37" table:number-columns-repeated="1014"/>
        </table:table-row>
        <table:table-row table:style-name="ro4">
          <table:table-cell office:value-type="string" calcext:value-type="string">
            <text:p>MST</text:p>
          </table:table-cell>
          <table:table-cell table:style-name="ce16" table:content-validation-name="val10" office:value-type="float" office:value="14" calcext:value-type="float">
            <text:p>14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Manage the state of each order (unfilled -&gt; filled -&gt; paid, or unfilled -&gt; canceled)</text:p>
          </table:table-cell>
          <table:table-cell table:style-name="ce35" office:value-type="string" calcext:value-type="string">
            <text:p>Ensure each order is filled and payment collected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SAVD</text:p>
          </table:table-cell>
          <table:table-cell table:style-name="ce16" table:content-validation-name="val10" office:value-type="float" office:value="15" calcext:value-type="float">
            <text:p>15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Save all data to a default file</text:p>
          </table:table-cell>
          <table:table-cell table:style-name="ce35" office:value-type="string" calcext:value-type="string">
            <text:p>Ensure our data isn’t lost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LOAD</text:p>
          </table:table-cell>
          <table:table-cell table:style-name="ce16" table:content-validation-name="val10" office:value-type="float" office:value="16" calcext:value-type="float">
            <text:p>16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Load data from a default file</text:p>
          </table:table-cell>
          <table:table-cell table:style-name="ce35" office:value-type="string" calcext:value-type="string">
            <text:p>Ensure our data isn’t lost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POS</text:p>
          </table:table-cell>
          <table:table-cell table:style-name="ce16" table:content-validation-name="val10" office:value-type="float" office:value="17" calcext:value-type="float">
            <text:p>17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Server</text:p>
          </table:table-cell>
          <table:table-cell table:style-name="ce34" office:value-type="string" calcext:value-type="string">
            <text:p>Show the servings in an order for the servers (what to prepare)</text:p>
          </table:table-cell>
          <table:table-cell table:style-name="ce35" office:value-type="string" calcext:value-type="string">
            <text:p>Know what to put into each serving in an order</text:p>
          </table:table-cell>
          <table:table-cell table:style-name="ce35" office:value-type="string" calcext:value-type="string">
            <text:p>This can simply be text in a MessageDialog, or something snazzier; <text:s/>probably similar to PS</text:p>
          </table:table-cell>
          <table:table-cell table:style-name="ce37" table:number-columns-repeated="1014"/>
        </table:table-row>
        <table:table-row table:style-name="ro3">
          <table:table-cell office:value-type="string" calcext:value-type="string">
            <text:p>POC</text:p>
          </table:table-cell>
          <table:table-cell table:style-name="ce16" table:content-validation-name="val10" office:value-type="float" office:value="18" calcext:value-type="float">
            <text:p>18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Customer</text:p>
          </table:table-cell>
          <table:table-cell table:style-name="ce34" office:value-type="string" calcext:value-type="string">
            <text:p>Show the servings in an order for the customer (what was ordered / how much it costs)</text:p>
          </table:table-cell>
          <table:table-cell table:style-name="ce35" office:value-type="string" calcext:value-type="string">
            <text:p>Verify that my order was taken correctly and see the price</text:p>
          </table:table-cell>
          <table:table-cell table:style-name="ce35" office:value-type="string" calcext:value-type="string">
            <text:p>This can simply be text in a MessageDialog, or something snazzier; probably similar to PS</text:p>
          </table:table-cell>
          <table:table-cell table:style-name="ce37" table:number-columns-repeated="1014"/>
        </table:table-row>
        <table:table-row table:style-name="ro3">
          <table:table-cell office:value-type="string" calcext:value-type="string">
            <text:p>CM</text:p>
          </table:table-cell>
          <table:table-cell table:style-name="ce16" table:content-validation-name="val10" office:value-type="float" office:value="19" calcext:value-type="float">
            <text:p>19</text:p>
          </table:table-cell>
          <table:table-cell table:style-name="ce16" table:content-validation-name="val11" office:value-type="float" office:value="3" calcext:value-type="float">
            <text:p>3</text:p>
          </table:table-cell>
          <table:table-cell table:style-name="ce16" table:content-validation-name="val12" office:value-type="float" office:value="3" calcext:value-type="float">
            <text:p>3</text:p>
          </table:table-cell>
          <table:table-cell table:style-name="ce27" table:content-validation-name="val13" office:value-type="float" office:value="3" calcext:value-type="float">
            <text:p>3</text:p>
          </table:table-cell>
          <table:table-cell table:style-name="ce27" table:content-validation-name="val14" office:value-type="string" calcext:value-type="string">
            <text:p>Finished in Sprint 3</text:p>
          </table:table-cell>
          <table:table-cell table:style-name="ce32" office:value-type="string" calcext:value-type="string">
            <text:p>Owner</text:p>
          </table:table-cell>
          <table:table-cell table:style-name="ce34" office:value-type="string" calcext:value-type="string">
            <text:p>Create a named manager</text:p>
          </table:table-cell>
          <table:table-cell table:style-name="ce35" office:value-type="string" calcext:value-type="string">
            <text:p>Delegate management tasks to a pro</text:p>
          </table:table-cell>
          <table:table-cell table:style-name="ce35"/>
          <table:table-cell table:style-name="ce37" table:number-columns-repeated="1014"/>
        </table:table-row>
        <table:table-row table:style-name="ro3">
          <table:table-cell office:value-type="string" calcext:value-type="string">
            <text:p>P&amp;L</text:p>
          </table:table-cell>
          <table:table-cell table:style-name="ce16" table:content-validation-name="val10" office:value-type="float" office:value="20" calcext:value-type="float">
            <text:p>20</text:p>
          </table:table-cell>
          <table:table-cell table:style-name="ce16" table:content-validation-name="val11" office:value-type="float" office:value="4" calcext:value-type="float">
            <text:p>4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4" calcext:value-type="float">
            <text:p>4</text:p>
          </table:table-cell>
          <table:table-cell table:style-name="ce27" table:content-validation-name="val14" office:value-type="string" calcext:value-type="string">
            <text:p>Finished in Sprint 4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Add a Profit &amp; Loss statement, showing all income, expenses, and total profit</text:p>
          </table:table-cell>
          <table:table-cell table:style-name="ce35" office:value-type="string" calcext:value-type="string">
            <text:p>Ensure that we’re making a profit and thus avoid bankruptcy</text:p>
          </table:table-cell>
          <table:table-cell table:style-name="ce35"/>
          <table:table-cell table:style-name="ce38" table:number-columns-repeated="1014"/>
        </table:table-row>
        <table:table-row table:style-name="ro3">
          <table:table-cell office:value-type="string" calcext:value-type="string">
            <text:p>RI</text:p>
          </table:table-cell>
          <table:table-cell table:style-name="ce16" table:content-validation-name="val10" office:value-type="float" office:value="21" calcext:value-type="float">
            <text:p>21</text:p>
          </table:table-cell>
          <table:table-cell table:style-name="ce16" table:content-validation-name="val11" office:value-type="float" office:value="4" calcext:value-type="float">
            <text:p>4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 office:value-type="float" office:value="4" calcext:value-type="float">
            <text:p>4</text:p>
          </table:table-cell>
          <table:table-cell table:style-name="ce27" table:content-validation-name="val14" office:value-type="string" calcext:value-type="string">
            <text:p>Finished in Sprint 4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Display an Inventory Report, listing every item and the quantity in stock</text:p>
          </table:table-cell>
          <table:table-cell table:style-name="ce35" office:value-type="string" calcext:value-type="string">
            <text:p>Ensure we don’t run out of any product and thus disappoint our customers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PIX</text:p>
          </table:table-cell>
          <table:table-cell table:style-name="ce16" table:content-validation-name="val10" office:value-type="float" office:value="22" calcext:value-type="float">
            <text:p>22</text:p>
          </table:table-cell>
          <table:table-cell table:style-name="ce16" table:content-validation-name="val11" office:value-type="float" office:value="4" calcext:value-type="float">
            <text:p>4</text:p>
          </table:table-cell>
          <table:table-cell table:style-name="ce16" table:content-validation-name="val12" office:value-type="float" office:value="21" calcext:value-type="float">
            <text:p>21</text:p>
          </table:table-cell>
          <table:table-cell table:style-name="ce27" table:content-validation-name="val13" office:value-type="float" office:value="4" calcext:value-type="float">
            <text:p>4</text:p>
          </table:table-cell>
          <table:table-cell table:style-name="ce27" table:content-validation-name="val14" office:value-type="string" calcext:value-type="string">
            <text:p>Finished in Sprint 4</text:p>
          </table:table-cell>
          <table:table-cell table:style-name="ce32" office:value-type="string" calcext:value-type="string">
            <text:p>Customer</text:p>
          </table:table-cell>
          <table:table-cell table:style-name="ce34" office:value-type="string" calcext:value-type="string">
            <text:p>Add and display pictures for each item (container, ice cream flavor, and topping)</text:p>
          </table:table-cell>
          <table:table-cell table:style-name="ce35" office:value-type="string" calcext:value-type="string">
            <text:p>Better understand the menu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RTM</text:p>
          </table:table-cell>
          <table:table-cell table:style-name="ce16" table:content-validation-name="val10" office:value-type="float" office:value="23" calcext:value-type="float">
            <text:p>23</text:p>
          </table:table-cell>
          <table:table-cell table:style-name="ce16" table:content-validation-name="val11" office:value-type="float" office:value="4" calcext:value-type="float">
            <text:p>4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4" calcext:value-type="float">
            <text:p>4</text:p>
          </table:table-cell>
          <table:table-cell table:style-name="ce27" table:content-validation-name="val14" office:value-type="string" calcext:value-type="string">
            <text:p>Finished in Sprint 4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Display a Server Report, listing all info about each server including # of orders served</text:p>
          </table:table-cell>
          <table:table-cell table:style-name="ce35" office:value-type="string" calcext:value-type="string">
            <text:p>Better manage our team and reward productive team members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ETMS</text:p>
          </table:table-cell>
          <table:table-cell table:style-name="ce16" table:content-validation-name="val10" office:value-type="float" office:value="24" calcext:value-type="float">
            <text:p>24</text:p>
          </table:table-cell>
          <table:table-cell table:style-name="ce16" table:content-validation-name="val11" office:value-type="float" office:value="4" calcext:value-type="float">
            <text:p>4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 office:value-type="float" office:value="4" calcext:value-type="float">
            <text:p>4</text:p>
          </table:table-cell>
          <table:table-cell table:style-name="ce27" table:content-validation-name="val14" office:value-type="string" calcext:value-type="string">
            <text:p>Finished in Sprint 4</text:p>
          </table:table-cell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hange a server salary</text:p>
          </table:table-cell>
          <table:table-cell table:style-name="ce35" office:value-type="string" calcext:value-type="string">
            <text:p>Offer promotions and pay bumps to motivate our team members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AI</text:p>
          </table:table-cell>
          <table:table-cell table:style-name="ce16" table:content-validation-name="val10" office:value-type="float" office:value="25" calcext:value-type="float">
            <text:p>25</text:p>
          </table:table-cell>
          <table:table-cell table:style-name="ce16" table:content-validation-name="val11" office:value-type="float" office:value="5" calcext:value-type="float">
            <text:p>5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Server</text:p>
          </table:table-cell>
          <table:table-cell table:style-name="ce34" office:value-type="string" calcext:value-type="string">
            <text:p>Restock items (ice cream flavor, container, and topping)</text:p>
          </table:table-cell>
          <table:table-cell table:style-name="ce35" office:value-type="string" calcext:value-type="string">
            <text:p>Ensure we can fill every order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RO</text:p>
          </table:table-cell>
          <table:table-cell table:style-name="ce16" table:content-validation-name="val10" office:value-type="float" office:value="26" calcext:value-type="float">
            <text:p>26</text:p>
          </table:table-cell>
          <table:table-cell table:style-name="ce16" table:content-validation-name="val11" office:value-type="float" office:value="5" calcext:value-type="float">
            <text:p>5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Create an Order Report, showing all pending orders (unfilled and filled but unpaid)</text:p>
          </table:table-cell>
          <table:table-cell table:style-name="ce35" office:value-type="string" calcext:value-type="string">
            <text:p>Better manage our production process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RB</text:p>
          </table:table-cell>
          <table:table-cell table:style-name="ce16" table:content-validation-name="val10" office:value-type="float" office:value="27" calcext:value-type="float">
            <text:p>27</text:p>
          </table:table-cell>
          <table:table-cell table:style-name="ce16" table:content-validation-name="val11" office:value-type="float" office:value="6" calcext:value-type="float">
            <text:p>6</text:p>
          </table:table-cell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Display a Customer Report, listing all info about each customer</text:p>
          </table:table-cell>
          <table:table-cell table:style-name="ce35" office:value-type="string" calcext:value-type="string">
            <text:p>Better attract repeat customers and handle complaints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EF</text:p>
          </table:table-cell>
          <table:table-cell table:style-name="ce16" table:content-validation-name="val10" office:value-type="float" office:value="28" calcext:value-type="float">
            <text:p>28</text:p>
          </table:table-cell>
          <table:table-cell table:style-name="ce16" table:content-validation-name="val11" office:value-type="float" office:value="6" calcext:value-type="float">
            <text:p>6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Edit an ice cream flavor</text:p>
          </table:table-cell>
          <table:table-cell table:style-name="ce35" office:value-type="string" calcext:value-type="string">
            <text:p>Improve our data and keep it synced to reality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EC</text:p>
          </table:table-cell>
          <table:table-cell table:style-name="ce16" table:content-validation-name="val10" office:value-type="float" office:value="29" calcext:value-type="float">
            <text:p>29</text:p>
          </table:table-cell>
          <table:table-cell table:style-name="ce16" table:content-validation-name="val11" office:value-type="float" office:value="6" calcext:value-type="float">
            <text:p>6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Edit a container</text:p>
          </table:table-cell>
          <table:table-cell table:style-name="ce35" office:value-type="string" calcext:value-type="string">
            <text:p>Improve our data and keep it synced to reality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ET</text:p>
          </table:table-cell>
          <table:table-cell table:style-name="ce16" table:content-validation-name="val10" office:value-type="float" office:value="30" calcext:value-type="float">
            <text:p>30</text:p>
          </table:table-cell>
          <table:table-cell table:style-name="ce16" table:content-validation-name="val11" office:value-type="float" office:value="6" calcext:value-type="float">
            <text:p>6</text:p>
          </table:table-cell>
          <table:table-cell table:style-name="ce16" table:content-validation-name="val12" office:value-type="float" office:value="8" calcext:value-type="float">
            <text:p>8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Edit a new topping</text:p>
          </table:table-cell>
          <table:table-cell table:style-name="ce35" office:value-type="string" calcext:value-type="string">
            <text:p>Improve our data and keep it synced to reality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ROA</text:p>
          </table:table-cell>
          <table:table-cell table:style-name="ce16" table:content-validation-name="val10" office:value-type="float" office:value="31" calcext:value-type="float">
            <text:p>31</text:p>
          </table:table-cell>
          <table:table-cell table:style-name="ce16" table:content-validation-name="val11"/>
          <table:table-cell table:style-name="ce16" table:content-validation-name="val12" office:value-type="float" office:value="3" calcext:value-type="float">
            <text:p>3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Add Order Report option to show completed as well as pending orders</text:p>
          </table:table-cell>
          <table:table-cell table:style-name="ce35" office:value-type="string" calcext:value-type="string">
            <text:p>Review our order history seeking patterns to understand how to improve efficiency and profit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SALL</text:p>
          </table:table-cell>
          <table:table-cell table:style-name="ce16" table:content-validation-name="val10" office:value-type="float" office:value="32" calcext:value-type="float">
            <text:p>32</text:p>
          </table:table-cell>
          <table:table-cell table:style-name="ce16" table:content-validation-name="val11"/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Owner</text:p>
          </table:table-cell>
          <table:table-cell table:style-name="ce34" office:value-type="string" calcext:value-type="string">
            <text:p>Save all data to a specified file</text:p>
          </table:table-cell>
          <table:table-cell table:style-name="ce35" office:value-type="string" calcext:value-type="string">
            <text:p>Franchise my company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LALL</text:p>
          </table:table-cell>
          <table:table-cell table:style-name="ce16" table:content-validation-name="val10" office:value-type="float" office:value="33" calcext:value-type="float">
            <text:p>33</text:p>
          </table:table-cell>
          <table:table-cell table:style-name="ce16" table:content-validation-name="val11"/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Owner</text:p>
          </table:table-cell>
          <table:table-cell table:style-name="ce34" office:value-type="string" calcext:value-type="string">
            <text:p>Load data from a specified file</text:p>
          </table:table-cell>
          <table:table-cell table:style-name="ce35" office:value-type="string" calcext:value-type="string">
            <text:p>Franchise my company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CENEW</text:p>
          </table:table-cell>
          <table:table-cell table:style-name="ce16" table:content-validation-name="val10" office:value-type="float" office:value="34" calcext:value-type="float">
            <text:p>34</text:p>
          </table:table-cell>
          <table:table-cell table:style-name="ce16" table:content-validation-name="val11"/>
          <table:table-cell table:style-name="ce16" table:content-validation-name="val12" office:value-type="float" office:value="13" calcext:value-type="float">
            <text:p>13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Owner</text:p>
          </table:table-cell>
          <table:table-cell table:style-name="ce34" office:value-type="string" calcext:value-type="string">
            <text:p>Create a new franchise</text:p>
          </table:table-cell>
          <table:table-cell table:style-name="ce35" office:value-type="string" calcext:value-type="string">
            <text:p>Franchise my company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XI</text:p>
          </table:table-cell>
          <table:table-cell table:style-name="ce16" table:content-validation-name="val10" office:value-type="float" office:value="35" calcext:value-type="float">
            <text:p>35</text:p>
          </table:table-cell>
          <table:table-cell table:style-name="ce16" table:content-validation-name="val11"/>
          <table:table-cell table:style-name="ce16" table:content-validation-name="val12" office:value-type="float" office:value="21" calcext:value-type="float">
            <text:p>21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Retire an item (no longer enable its selection for a new order, but keep in reports)</text:p>
          </table:table-cell>
          <table:table-cell table:style-name="ce35" office:value-type="string" calcext:value-type="string">
            <text:p>Remove items no longer offered from the menu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XT</text:p>
          </table:table-cell>
          <table:table-cell table:style-name="ce16" table:content-validation-name="val10" office:value-type="float" office:value="36" calcext:value-type="float">
            <text:p>36</text:p>
          </table:table-cell>
          <table:table-cell table:style-name="ce16" table:content-validation-name="val11"/>
          <table:table-cell table:style-name="ce16" table:content-validation-name="val12" office:value-type="float" office:value="13" calcext:value-type="float">
            <text:p>13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table:style-name="ce34" office:value-type="string" calcext:value-type="string">
            <text:p>Suspend a server (no longer allow their selection for an order or restock, but keep in reports)</text:p>
          </table:table-cell>
          <table:table-cell table:style-name="ce35" office:value-type="string" calcext:value-type="string">
            <text:p>Remove team members who aren’t currently active from our drop-down lists (except reports)</text:p>
          </table:table-cell>
          <table:table-cell table:style-name="ce35"/>
          <table:table-cell table:number-columns-repeated="1014"/>
        </table:table-row>
        <table:table-row table:style-name="ro3">
          <table:table-cell office:value-type="string" calcext:value-type="string">
            <text:p>XXT</text:p>
          </table:table-cell>
          <table:table-cell table:style-name="ce16" table:content-validation-name="val10" office:value-type="float" office:value="37" calcext:value-type="float">
            <text:p>37</text:p>
          </table:table-cell>
          <table:table-cell table:style-name="ce16" table:content-validation-name="val11"/>
          <table:table-cell table:style-name="ce16" table:content-validation-name="val12" office:value-type="float" office:value="5" calcext:value-type="float">
            <text:p>5</text:p>
          </table:table-cell>
          <table:table-cell table:style-name="ce27" table:content-validation-name="val13"/>
          <table:table-cell table:style-name="ce27" table:content-validation-name="val14"/>
          <table:table-cell table:style-name="ce32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35" office:value-type="string" calcext:value-type="string">
            <text:p>Add a former team member tack into service</text:p>
          </table:table-cell>
          <table:table-cell table:style-name="ce35"/>
          <table:table-cell table:number-columns-repeated="1014"/>
        </table:table-row>
        <table:table-row table:style-name="ro5" table:number-rows-repeated="39">
          <table:table-cell/>
          <table:table-cell table:style-name="ce16" table:content-validation-name="val10"/>
          <table:table-cell table:style-name="ce16" table:content-validation-name="val11"/>
          <table:table-cell table:style-name="ce16" table:content-validation-name="val12"/>
          <table:table-cell table:style-name="ce27" table:content-validation-name="val13"/>
          <table:table-cell table:style-name="ce27" table:content-validation-name="val14"/>
          <table:table-cell table:style-name="ce32"/>
          <table:table-cell/>
          <table:table-cell table:style-name="ce35" table:number-columns-repeated="2"/>
          <table:table-cell table:number-columns-repeated="1014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_02_Backlog" table:style-name="ta2">
        <table:shapes>
          <draw:frame draw:z-index="0" draw:name="Chart 1" draw:style-name="gr1" svg:width="295.37pt" svg:height="146.07pt" svg:x="321.76pt" svg:y="35.09pt">
            <loext:p draw:notify-on-update-of-ranges="Sprint_02_Backlog.B7:Sprint_02_Backlog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0-26" calcext:value-type="date">
            <text:p>Oct 26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02" calcext:value-type="date">
            <text:p>Nov 02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8" calcext:value-type="float">
            <text:p>8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8" calcext:value-type="float">
            <text:p>8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8" calcext:value-type="float">
            <text:p>8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8" calcext:value-type="float">
            <text:p>8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8" calcext:value-type="float">
            <text:p>8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6" calcext:value-type="float">
            <text:p>6</text:p>
          </table:table-cell>
          <table:table-cell table:style-name="ce1" table:formula="of:=COUNTIF([.E$17:.E$995]; &quot;Completed Day 5&quot;)" office:value-type="float" office:value="2" calcext:value-type="float">
            <text:p>2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6" calcext:value-type="float">
            <text:p>6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17" office:value-type="string" calcext:value-type="string">
            <text:p>IGUI</text:p>
          </table:table-cell>
          <table:table-cell table:style-name="ce7" table:content-validation-name="val18" office:value-type="string" calcext:value-type="string">
            <text:p>EK</text:p>
          </table:table-cell>
          <table:table-cell table:style-name="ce39" office:value-type="string" calcext:value-type="string">
            <text:p>use dialogs to add items</text:p>
          </table:table-cell>
          <table:table-cell table:style-name="ce10" table:content-validation-name="val5" office:value-type="string" calcext:value-type="string">
            <text:p>Completed Day 5</text:p>
          </table:table-cell>
          <table:table-cell table:content-validation-name="val6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17" office:value-type="string" calcext:value-type="string">
            <text:p>CS</text:p>
          </table:table-cell>
          <table:table-cell table:style-name="ce7" table:content-validation-name="val18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create serving of ice cream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17" office:value-type="string" calcext:value-type="string">
            <text:p>PS</text:p>
          </table:table-cell>
          <table:table-cell table:style-name="ce7" table:content-validation-name="val18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show components of serving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17" office:value-type="string" calcext:value-type="string">
            <text:p>CTM</text:p>
          </table:table-cell>
          <table:table-cell table:style-name="ce7" table:content-validation-name="val18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create new serv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17" office:value-type="string" calcext:value-type="string">
            <text:p>CB</text:p>
          </table:table-cell>
          <table:table-cell table:style-name="ce7" table:content-validation-name="val18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create custom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17" office:value-type="string" calcext:value-type="string">
            <text:p>CO</text:p>
          </table:table-cell>
          <table:table-cell table:style-name="ce7" table:content-validation-name="val18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create order of servings</text:p>
          </table:table-cell>
          <table:table-cell table:style-name="ce10" table:content-validation-name="val5" office:value-type="string" calcext:value-type="string">
            <text:p>Completed Day 5</text:p>
          </table:table-cell>
          <table:table-cell table:content-validation-name="val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17" office:value-type="string" calcext:value-type="string">
            <text:p>CSB</text:p>
          </table:table-cell>
          <table:table-cell table:style-name="ce7" table:content-validation-name="val18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create a serving of ice cream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17" office:value-type="string" calcext:value-type="string">
            <text:p>COB</text:p>
          </table:table-cell>
          <table:table-cell table:style-name="ce7" table:content-validation-name="val18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create order of servings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17"/>
          <table:table-cell table:style-name="ce7" table:content-validation-name="val18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3_Backlog" table:style-name="ta2">
        <table:shapes>
          <draw:frame draw:z-index="0" draw:name="Chart 1" draw:style-name="gr1" svg:width="295.37pt" svg:height="146.07pt" svg:x="321.76pt" svg:y="35.09pt">
            <loext:p draw:notify-on-update-of-ranges="Sprint_03_Backlog.B7:Sprint_03_Backlog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02" calcext:value-type="date">
            <text:p>Nov 02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09" calcext:value-type="date">
            <text:p>Nov 09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7" calcext:value-type="float">
            <text:p>7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7" calcext:value-type="float">
            <text:p>7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7" calcext:value-type="float">
            <text:p>7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7" calcext:value-type="float">
            <text:p>7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7" calcext:value-type="float">
            <text:p>7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7" calcext:value-type="float">
            <text:p>7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7" calcext:value-type="float">
            <text:p>7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19" office:value-type="string" calcext:value-type="string">
            <text:p>CE</text:p>
          </table:table-cell>
          <table:table-cell table:style-name="ce7" table:content-validation-name="val20" office:value-type="string" calcext:value-type="string">
            <text:p>JB</text:p>
          </table:table-cell>
          <table:table-cell table:style-name="ce39" office:value-type="string" calcext:value-type="string">
            <text:p>Create Emporium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19" office:value-type="string" calcext:value-type="string">
            <text:p>MST</text:p>
          </table:table-cell>
          <table:table-cell table:style-name="ce7" table:content-validation-name="val20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Manage State of Ord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19" office:value-type="string" calcext:value-type="string">
            <text:p>SAVD</text:p>
          </table:table-cell>
          <table:table-cell table:style-name="ce7" table:content-validation-name="val20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Save 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19" office:value-type="string" calcext:value-type="string">
            <text:p>LOAD</text:p>
          </table:table-cell>
          <table:table-cell table:style-name="ce7" table:content-validation-name="val20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Load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19" office:value-type="string" calcext:value-type="string">
            <text:p>POS</text:p>
          </table:table-cell>
          <table:table-cell table:style-name="ce7" table:content-validation-name="val20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Display Servings in Ord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19" office:value-type="string" calcext:value-type="string">
            <text:p>POC</text:p>
          </table:table-cell>
          <table:table-cell table:style-name="ce7" table:content-validation-name="val20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Display Servings in Ord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19" office:value-type="string" calcext:value-type="string">
            <text:p>CM</text:p>
          </table:table-cell>
          <table:table-cell table:style-name="ce7" table:content-validation-name="val20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Create manager</text:p>
          </table:table-cell>
          <table:table-cell table:style-name="ce10" table:content-validation-name="val5" office:value-type="string" calcext:value-type="string">
            <text:p>Completed Day 6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4_Backlog" table:style-name="ta2">
        <table:shapes>
          <draw:frame draw:z-index="0" draw:name="Chart 1" draw:style-name="gr1" svg:width="295.37pt" svg:height="146.07pt" svg:x="321.76pt" svg:y="35.09pt">
            <loext:p draw:notify-on-update-of-ranges="Sprint_04_Backlog.B7:Sprint_04_Backlog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09" calcext:value-type="date">
            <text:p>Nov 09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16" calcext:value-type="date">
            <text:p>Nov 16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5" calcext:value-type="float">
            <text:p>5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5" calcext:value-type="float">
            <text:p>5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5" calcext:value-type="float">
            <text:p>5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5" calcext:value-type="float">
            <text:p>5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5" calcext:value-type="float">
            <text:p>5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5" calcext:value-type="float">
            <text:p>5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5" calcext:value-type="float">
            <text:p>5</text:p>
          </table:table-cell>
          <table:table-cell table:style-name="ce1" table:formula="of:=COUNTIF([.E$17:.E$995]; &quot;Completed Day 6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5" calcext:value-type="float">
            <text:p>5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21" office:value-type="string" calcext:value-type="string">
            <text:p>P&amp;L</text:p>
          </table:table-cell>
          <table:table-cell table:style-name="ce7" table:content-validation-name="val22" office:value-type="string" calcext:value-type="string">
            <text:p>JB</text:p>
          </table:table-cell>
          <table:table-cell table:style-name="ce39" office:value-type="string" calcext:value-type="string">
            <text:p>Profit and Loss statement</text:p>
          </table:table-cell>
          <table:table-cell table:style-name="ce10" table:content-validation-name="val5" office:value-type="string" calcext:value-type="string">
            <text:p>Completed Day 7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21" office:value-type="string" calcext:value-type="string">
            <text:p>RI</text:p>
          </table:table-cell>
          <table:table-cell table:style-name="ce7" table:content-validation-name="val22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Inventory Report</text:p>
          </table:table-cell>
          <table:table-cell table:style-name="ce10" table:content-validation-name="val5" office:value-type="string" calcext:value-type="string">
            <text:p>Completed Day 7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21" office:value-type="string" calcext:value-type="string">
            <text:p>PIX</text:p>
          </table:table-cell>
          <table:table-cell table:style-name="ce7" table:content-validation-name="val22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View Photos</text:p>
          </table:table-cell>
          <table:table-cell table:style-name="ce10" table:content-validation-name="val5" office:value-type="string" calcext:value-type="string">
            <text:p>Completed Day 7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21" office:value-type="string" calcext:value-type="string">
            <text:p>RTM</text:p>
          </table:table-cell>
          <table:table-cell table:style-name="ce7" table:content-validation-name="val22" office:value-type="string" calcext:value-type="string">
            <text:p>JB</text:p>
          </table:table-cell>
          <table:table-cell table:style-name="ce7" table:content-validation-name="val4" office:value-type="string" calcext:value-type="string">
            <text:p>Server Report</text:p>
          </table:table-cell>
          <table:table-cell table:style-name="ce10" table:content-validation-name="val5" office:value-type="string" calcext:value-type="string">
            <text:p>Completed Day 7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21" office:value-type="string" calcext:value-type="string">
            <text:p>ETMS</text:p>
          </table:table-cell>
          <table:table-cell table:style-name="ce7" table:content-validation-name="val22" office:value-type="string" calcext:value-type="string">
            <text:p>EK</text:p>
          </table:table-cell>
          <table:table-cell table:style-name="ce7" table:content-validation-name="val4" office:value-type="string" calcext:value-type="string">
            <text:p>Change server salary</text:p>
          </table:table-cell>
          <table:table-cell table:style-name="ce10" table:content-validation-name="val5" office:value-type="string" calcext:value-type="string">
            <text:p>Completed Day 7</text:p>
          </table:table-cell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5_Backlog" table:style-name="ta2">
        <table:shapes>
          <draw:frame draw:z-index="0" draw:name="Chart 1" draw:style-name="gr1" svg:width="295.37pt" svg:height="146.07pt" svg:x="321.76pt" svg:y="35.09pt">
            <loext:p draw:notify-on-update-of-ranges="Sprint_05_Backlog.B7:Sprint_05_Backlog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16" calcext:value-type="date">
            <text:p>Nov 16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23" calcext:value-type="date">
            <text:p>Nov 23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1" calcext:value-type="float">
            <text:p>1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1" calcext:value-type="float">
            <text:p>1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1" calcext:value-type="float">
            <text:p>1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1" calcext:value-type="float">
            <text:p>1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1" calcext:value-type="float">
            <text:p>1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1" calcext:value-type="float">
            <text:p>1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1" calcext:value-type="float">
            <text:p>1</text:p>
          </table:table-cell>
          <table:table-cell table:style-name="ce1" table:formula="of:=COUNTIF([.E$17:.E$995]; &quot;Completed Day 6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1" calcext:value-type="float">
            <text:p>1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23"/>
          <table:table-cell table:style-name="ce7" table:content-validation-name="val24"/>
          <table:table-cell table:style-name="ce39" office:value-type="string" calcext:value-type="string">
            <text:p>--&gt; Add tasks to complete each feature for this sprint</text:p>
          </table:table-cell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6_Backlog" table:style-name="ta2">
        <table:shapes>
          <draw:frame draw:z-index="0" draw:name="Chart 1" draw:style-name="gr1" svg:width="295.37pt" svg:height="146.07pt" svg:x="321.76pt" svg:y="35.09pt">
            <loext:p draw:notify-on-update-of-ranges="Sprint_06_Backlog.B7:Sprint_06_Backlog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23" calcext:value-type="date">
            <text:p>Nov 23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30" calcext:value-type="date">
            <text:p>Nov 30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1" calcext:value-type="float">
            <text:p>1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1" calcext:value-type="float">
            <text:p>1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1" calcext:value-type="float">
            <text:p>1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1" calcext:value-type="float">
            <text:p>1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1" calcext:value-type="float">
            <text:p>1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1" calcext:value-type="float">
            <text:p>1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1" calcext:value-type="float">
            <text:p>1</text:p>
          </table:table-cell>
          <table:table-cell table:style-name="ce1" table:formula="of:=COUNTIF([.E$17:.E$995]; &quot;Completed Day 6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1" calcext:value-type="float">
            <text:p>1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25"/>
          <table:table-cell table:style-name="ce7" table:content-validation-name="val26"/>
          <table:table-cell table:style-name="ce39" office:value-type="string" calcext:value-type="string">
            <text:p>--&gt; Add tasks to complete each feature for this sprint</text:p>
          </table:table-cell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25"/>
          <table:table-cell table:style-name="ce7" table:content-validation-name="val26"/>
          <table:table-cell table:style-name="ce7" table:content-validation-name="val4"/>
          <table:table-cell table:style-name="ce10" table:content-validation-name="val5"/>
          <table:table-cell table:content-validation-name="val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0:23:54.689223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3-21T22:16:37Z</meta:creation-date>
    <dc:date>2017-11-16T07:06:53.650206007</dc:date>
    <meta:editing-cycles>118</meta:editing-cycles>
    <meta:editing-duration>P2DT8H13M1S</meta:editing-duration>
    <meta:document-statistic meta:table-count="7" meta:cell-count="123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6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7.96cm" xlink:href=".." xlink:type="simple" chart:class="chart:scatter" chart:style-name="ch1">
        <chart:title svg:x="4.85cm" svg:y="0.295cm" chart:style-name="ch2">
          <text:p>Product Backlog Burn Chart</text:p>
        </chart:title>
        <chart:plot-area chart:style-name="ch3" table:cell-range-address="Product_Backlog.A12:Product_Backlog.B18" svg:x="0.695cm" svg:y="1.116cm" svg:width="14.87cm" svg:height="5.827cm">
          <chartooo:coordinate-region svg:x="1.369cm" svg:y="1.315cm" svg:width="14.088cm" svg:height="4.981cm"/>
          <chart:axis chart:dimension="x" chart:name="primary-x" chart:style-name="ch4">
            <chart:title svg:x="7.504cm" svg:y="7.102cm" chart:style-name="ch5">
              <text:p>Sprints</text:p>
            </chart:title>
          </chart:axis>
          <chart:axis chart:dimension="y" chart:name="primary-y" chart:style-name="ch6">
            <chart:title svg:x="0cm" svg:y="6.944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Product_Backlog.B12:Product_Backlog.B18" chart:class="chart:scatter">
            <chart:domain table:cell-range-address="Product_Backlog.A12:Product_Backlog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duct_Backlog.A12:Product_Backlog.A18</svg:desc>
                </draw:g>
              </table:table-cell>
              <table:table-cell office:value-type="float" office:value="37">
                <text:p>37</text:p>
                <draw:g>
                  <svg:desc>Product_Backlog.B12:Product_Backlog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1_Backlog.B7:Sprint_01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3_Backlog.B7:Sprint_03_Backlog.B14" svg:x="1.219cm" svg:y="1.147cm" svg:width="8.993cm" svg:height="2.922cm">
          <chartooo:coordinate-region svg:x="1.532cm" svg:y="1.346cm" svg:width="8.572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3_Backlog.B7:Sprint_03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print_03_Backlog.B7:Sprint_03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4_Backlog.B7:Sprint_04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4_Backlog.B7:Sprint_04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print_04_Backlog.B7:Sprint_04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5_Backlog.B7:Sprint_05_Backlog.B14" svg:x="1.219cm" svg:y="1.147cm" svg:width="8.993cm" svg:height="2.922cm">
          <chartooo:coordinate-region svg:x="1.849cm" svg:y="1.347cm" svg:width="8.255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5_Backlog.B7:Sprint_05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rint_05_Backlog.B7:Sprint_05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6_Backlog.B7:Sprint_06_Backlog.B14" svg:x="1.219cm" svg:y="1.147cm" svg:width="8.993cm" svg:height="2.922cm">
          <chartooo:coordinate-region svg:x="1.849cm" svg:y="1.347cm" svg:width="8.255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6_Backlog.B7:Sprint_06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rint_06_Backlog.B7:Sprint_06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